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41e37" officeooo:paragraph-rsid="00141e37"/>
    </style:style>
    <style:style style:name="P2" style:family="paragraph" style:parent-style-name="Title">
      <style:text-properties officeooo:rsid="00141e37" officeooo:paragraph-rsid="00141e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ible title</text:p>
      <text:p text:style-name="P1">This is an 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3:44:16.723184272</meta:creation-date>
    <meta:editing-cycles>1</meta:editing-cycles>
    <meta:editing-duration>PT1M19S</meta:editing-duration>
    <dc:title>Metadata title</dc:title>
    <dc:date>2016-10-05T13:45:33.911734493</dc:date>
    <meta:document-statistic meta:table-count="0" meta:image-count="0" meta:object-count="0" meta:page-count="1" meta:paragraph-count="2" meta:word-count="6" meta:character-count="32" meta:non-whitespace-character-count="28"/>
    <meta:generator>LibreOffice/5.2.0.4$Linux_X86_64 LibreOffice_project/20m0$Build-4</meta:generator>
  </office:meta>
</office:document-meta>
</file>